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B10000015FF45D9089.svm" manifest:media-type=""/>
  <manifest:file-entry manifest:full-path="Pictures/20000001000000A6000000E5826F540A.svm" manifest:media-type=""/>
  <manifest:file-entry manifest:full-path="Pictures/20000001000000B2000000A1E26EC0C6.svm" manifest:media-type=""/>
  <manifest:file-entry manifest:full-path="Pictures/2000000100000588000000E5FA4B5532.svm" manifest:media-type=""/>
  <manifest:file-entry manifest:full-path="Pictures/20000001000007D700000118A268DF41.svm" manifest:media-type=""/>
  <manifest:file-entry manifest:full-path="Pictures/2000000100000475000000E5A8E67152.svm" manifest:media-type=""/>
  <manifest:file-entry manifest:full-path="Pictures/2000009F00004F1D00003B569574423C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y=m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y=-m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y=-m x +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2§display§(0,c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Tabriz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444cm">
          <draw:image xlink:href="Pictures/2000009F00004F1D00003B569574423C.wmf" xlink:type="simple" xlink:show="embed" xlink:actuate="onLoad">
            <text:p/>
          </draw:image>
          <draw:glue-point draw:id="4" svg:x="0.182cm" svg:y="-0.155cm"/>
          <draw:glue-point draw:id="5" svg:x="0.254cm" svg:y="-2.318cm"/>
        </draw:frame>
        <draw:frame draw:style-name="gr2" draw:text-style-name="P1" draw:layer="layout" svg:width="1.368cm" svg:height="0.274cm" svg:x="3.251cm" svg:y="2.832cm">
          <draw:image xlink:href="Pictures/2000000100000475000000E5A8E67152.svm" xlink:type="simple" xlink:show="embed" xlink:actuate="onLoad">
            <text:p/>
          </draw:image>
        </draw:frame>
        <draw:frame draw:style-name="gr3" draw:text-style-name="P1" draw:layer="layout" svg:width="1.698cm" svg:height="0.274cm" svg:x="2.921cm" svg:y="1.603cm">
          <draw:image xlink:href="Pictures/2000000100000588000000E5FA4B5532.svm" xlink:type="simple" xlink:show="embed" xlink:actuate="onLoad">
            <text:p/>
          </draw:image>
        </draw:frame>
        <draw:frame draw:style-name="gr4" draw:text-style-name="P1" draw:layer="layout" svg:width="2.407cm" svg:height="0.335cm" svg:x="2.212cm" svg:y="0.797cm">
          <draw:image xlink:href="Pictures/20000001000007D700000118A268DF41.svm" xlink:type="simple" xlink:show="embed" xlink:actuate="onLoad">
            <text:p/>
          </draw:image>
        </draw:frame>
        <draw:frame draw:style-name="gr5" draw:text-style-name="P1" draw:layer="layout" svg:width="0.212cm" svg:height="0.192cm" svg:x="8.786cm" svg:y="2.286cm">
          <draw:image xlink:href="Pictures/20000001000000B2000000A1E26EC0C6.svm" xlink:type="simple" xlink:show="embed" xlink:actuate="onLoad">
            <text:p/>
          </draw:image>
        </draw:frame>
        <draw:frame draw:style-name="gr6" draw:text-style-name="P1" draw:layer="layout" svg:width="0.198cm" svg:height="0.274cm" svg:x="6.47cm" svg:y="0.299cm">
          <draw:image xlink:href="Pictures/20000001000000A6000000E5826F540A.svm" xlink:type="simple" xlink:show="embed" xlink:actuate="onLoad">
            <text:p/>
          </draw:image>
        </draw:frame>
        <draw:frame draw:style-name="gr7" draw:text-style-name="P2" xml:id="id1" draw:id="id1" draw:layer="layout" svg:width="1.653cm" svg:height="0.848cm" svg:x="8.543cm" svg:y="3.543cm">
          <draw:text-box>
            <text:p text:style-name="P2"><text:span text:style-name="T1">مرکزی نقطہ</text:span></text:p>
          </draw:text-box>
        </draw:frame>
        <draw:connector draw:style-name="gr8" draw:text-style-name="P3" draw:layer="layout" draw:type="curve" draw:line-skew="4.611cm 2.691cm" svg:x1="8.543cm" svg:y1="3.967cm" svg:x2="6.598cm" svg:y2="2.413cm" draw:start-shape="id1" draw:start-glue-point="3" draw:end-shape="id2" draw:end-glue-point="4" svg:d="M8543 3967c-960 0-800-666-1046-972s-899-249-899-582" svg:viewBox="0 0 1946 1555">
          <text:p/>
        </draw:connector>
        <draw:frame draw:style-name="gr9" draw:text-style-name="P1" xml:id="id3" draw:id="id3" draw:layer="layout" svg:width="0.826cm" svg:height="0.42cm" svg:x="7.245cm" svg:y="0.777cm">
          <draw:image xlink:href="Pictures/20000001000002B10000015FF45D9089.svm" xlink:type="simple" xlink:show="embed" xlink:actuate="onLoad">
            <text:p/>
          </draw:image>
        </draw:frame>
        <draw:connector draw:style-name="gr8" draw:text-style-name="P3" draw:layer="layout" draw:type="curve" draw:line-skew="3.801cm 1.525cm" svg:x1="7.245cm" svg:y1="0.987cm" svg:x2="6.637cm" svg:y2="1.534cm" draw:start-shape="id3" draw:start-glue-point="3" draw:end-shape="id2" draw:end-glue-point="5" svg:d="M7245 987c-229 0-190 241-285 353s-323 95-323 194" svg:viewBox="0 0 609 5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0:08:58</meta:creation-date>
    <meta:editing-duration>PT46M25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7T19:57:05.864321367</dc:date>
    <meta:document-statistic meta:object-count="10"/>
    <meta:template xlink:type="simple" xlink:actuate="onRequest" xlink:title="kkkFigures" xlink:href="../../../../../.libreoffice/3/user/template/kkkFigures.otg" meta:date="2014-11-01T10:08:56"/>
  </office:meta>
</office:document-meta>
</file>